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2.245cm" fo:min-width="1.4cm"/>
      <style:paragraph-properties style:writing-mode="lr-tb"/>
    </style:style>
    <style:style style:name="gr2" style:family="graphic" style:parent-style-name="objectwithoutfill">
      <style:graphic-properties svg:stroke-width="0.06cm" svg:stroke-color="#9900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3" style:family="graphic" style:parent-style-name="objectwithoutfill">
      <style:graphic-properties svg:stroke-width="0.06cm" svg:stroke-color="#990000" draw:marker-start-width="0.29cm" draw:marker-end-width="0.29cm" draw:fill="none" draw:textarea-vertical-align="middle" fo:padding-top="0.155cm" fo:padding-bottom="0.155cm" fo:padding-left="0.28cm" fo:padding-right="0.28cm"/>
    </style:style>
    <style:style style:name="gr4" style:family="graphic" style:parent-style-name="standard">
      <style:graphic-properties draw:fill="solid" draw:fill-color="#ffcccc" draw:textarea-horizontal-align="justify" draw:textarea-vertical-align="middle" draw:auto-grow-height="false" fo:min-height="1.485cm" fo:min-width="1.285cm"/>
      <style:paragraph-properties style:writing-mode="lr-tb"/>
    </style:style>
    <style:style style:name="gr5" style:family="graphic" style:parent-style-name="objectwithoutfill">
      <style:graphic-properties svg:stroke-width="0.06cm" svg:stroke-color="#0000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fo:min-height="1.835cm" fo:min-width="1.85cm"/>
      <style:paragraph-properties style:writing-mode="lr-tb"/>
    </style:style>
    <style:style style:name="gr7" style:family="graphic" style:parent-style-name="objectwithoutfill">
      <style:graphic-properties svg:stroke-width="0.06cm" svg:stroke-color="#ff3333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8" style:family="graphic" style:parent-style-name="objectwithoutfill">
      <style:graphic-properties draw:stroke="dash" draw:stroke-dash="dashed-2" svg:stroke-width="0.06cm" svg:stroke-color="#3399ff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9" style:family="graphic" style:parent-style-name="objectwithoutfill">
      <style:graphic-properties svg:stroke-width="0.06cm" svg:stroke-color="#3399ff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10" style:family="graphic" style:parent-style-name="objectwithoutfill">
      <style:graphic-properties svg:stroke-width="0.06cm" svg:stroke-color="#ff99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11" style:family="graphic" style:parent-style-name="standard">
      <style:graphic-properties draw:fill="solid" draw:fill-color="#66ff66" draw:textarea-horizontal-align="justify" draw:textarea-vertical-align="middle" draw:auto-grow-height="false" fo:min-height="1.27cm" fo:min-width="1.445cm"/>
      <style:paragraph-properties style:writing-mode="lr-tb"/>
    </style:style>
    <style:style style:name="gr12" style:family="graphic" style:parent-style-name="standard">
      <style:graphic-properties draw:fill="solid" draw:fill-color="#ccffff" draw:textarea-horizontal-align="justify" draw:textarea-vertical-align="middle" draw:auto-grow-height="false" fo:min-height="3.465cm" fo:min-width="1.4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2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fill="solid" draw:fill-color="#99ccff" draw:textarea-horizontal-align="justify" draw:textarea-vertical-align="middle" draw:auto-grow-height="false" fo:min-height="1.25cm" fo:min-width="1cm"/>
      <style:paragraph-properties style:writing-mode="lr-tb"/>
    </style:style>
    <style:style style:name="gr19" style:family="graphic" style:parent-style-name="objectwithoutfill">
      <style:graphic-properties svg:stroke-width="0.06cm" svg:stroke-color="#000000" draw:marker-start="Arrowheads_20_1" draw:marker-start-width="0.3cm" draw:marker-end="Arrowheads_20_2" draw:marker-end-width="0.4cm" draw:fill="none" draw:textarea-vertical-align="middle" fo:padding-top="0.155cm" fo:padding-bottom="0.155cm" fo:padding-left="0.28cm" fo:padding-right="0.28cm"/>
    </style:style>
    <style:style style:name="gr20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1" style:family="graphic" style:parent-style-name="standard">
      <style:graphic-properties draw:fill="solid" draw:fill-color="#ffcc99" draw:textarea-horizontal-align="justify" draw:textarea-vertical-align="middle" draw:auto-grow-height="false" fo:min-height="1.27cm" fo:min-width="1.725cm"/>
      <style:paragraph-properties style:writing-mode="lr-tb"/>
    </style:style>
    <style:style style:name="gr22" style:family="graphic" style:parent-style-name="objectwithoutfill">
      <style:graphic-properties svg:stroke-width="0.04cm" svg:stroke-color="#000000" draw:marker-start-width="0.27cm" draw:marker-end="" draw:marker-end-width="0.37cm" draw:fill="none" draw:textarea-vertical-align="middle" fo:padding-top="0.145cm" fo:padding-bottom="0.145cm" fo:padding-left="0.27cm" fo:padding-right="0.27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5" style:family="graphic" style:parent-style-name="standard">
      <style:graphic-properties draw:fill="solid" draw:fill-color="#ffcc99" draw:textarea-horizontal-align="justify" draw:textarea-vertical-align="middle" draw:auto-grow-height="false" fo:min-height="0.62cm" fo:min-width="1.68cm"/>
      <style:paragraph-properties style:writing-mode="lr-tb"/>
    </style:style>
    <style:style style:name="gr26" style:family="graphic" style:parent-style-name="standard">
      <style:graphic-properties draw:fill="solid" draw:fill-color="#66ff66" draw:textarea-horizontal-align="justify" draw:textarea-vertical-align="middle" draw:auto-grow-height="false" fo:min-height="0.745cm" fo:min-width="3.11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6cm" svg:stroke-color="#000000" draw:marker-start="" draw:marker-start-width="0.3cm" draw:marker-start-center="false" draw:marker-end="" draw:marker-end-width="0.4cm" draw:marker-end-center="false" draw:fill="none" draw:fill-color="#729fcf" draw:textarea-horizontal-align="justify" draw:textarea-vertical-align="middle" fo:padding-top="0.155cm" fo:padding-bottom="0.155cm" fo:padding-left="0.28cm" fo:padding-right="0.28cm" fo:wrap-option="wrap" draw:shadow="hidden" draw:shadow-offset-x="0.2cm" draw:shadow-offset-y="0.2cm" draw:shadow-color="#808080"/>
    </style:style>
    <style:style style:name="gr28" style:family="graphic" style:parent-style-name="standard">
      <style:graphic-properties draw:fill="solid" draw:fill-color="#66ff66" draw:textarea-horizontal-align="justify" draw:textarea-vertical-align="middle" draw:auto-grow-height="false" fo:min-height="0.62cm" fo:min-width="1.68cm"/>
      <style:paragraph-properties style:writing-mode="lr-tb"/>
    </style:style>
    <style:style style:name="gr29" style:family="graphic" style:parent-style-name="standard">
      <style:graphic-properties draw:fill="solid" draw:fill-color="#ffcc99" draw:textarea-horizontal-align="justify" draw:textarea-vertical-align="middle" draw:auto-grow-height="false" fo:min-height="0.745cm" fo:min-width="3.11cm"/>
      <style:paragraph-properties style:writing-mode="lr-tb"/>
    </style:style>
    <style:style style:name="gr30" style:family="graphic" style:parent-style-name="standard">
      <style:graphic-properties draw:fill="solid" draw:fill-color="#ccffff" draw:textarea-horizontal-align="justify" draw:textarea-vertical-align="middle" draw:auto-grow-height="false" fo:min-height="1.27cm" fo:min-width="6.39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cccc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66ff66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cc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solid" draw:fill-color="#99ccff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color="#ff0000" loext:opacity="100%" fo:font-size="14pt" style:font-size-asian="14pt" style:font-size-complex="14pt"/>
    </style:style>
    <style:style style:name="P13" style:family="paragraph">
      <loext:graphic-properties draw:fill="solid" draw:fill-color="#ffcc99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cm" svg:height="2.495cm" svg:x="2.095cm" svg:y="7.72cm">
          <text:p text:style-name="P1"><text:span text:style-name="T1">20VDC </text:span></text:p>
          <text:p text:style-name="P1"><text:span text:style-name="T1">Batte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005cm" svg:y1="8.04cm" svg:x2="5.32cm" svg:y2="8.04cm">
          <text:p/>
        </draw:line>
        <draw:line draw:style-name="gr3" draw:text-style-name="P3" draw:layer="layout" svg:x1="7.02cm" svg:y1="14.795cm" svg:x2="7.02cm" svg:y2="8.025cm">
          <text:p/>
        </draw:line>
        <draw:custom-shape draw:style-name="gr4" draw:text-style-name="P4" draw:layer="layout" svg:width="1.785cm" svg:height="1.735cm" svg:x="4.905cm" svg:y="7.28cm">
          <text:p text:style-name="P1"><text:span text:style-name="T1">Main Power Switch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005cm" svg:y1="9.645cm" svg:x2="10.485cm" svg:y2="9.645cm">
          <text:p/>
        </draw:line>
        <draw:line draw:style-name="gr2" draw:text-style-name="P3" draw:layer="layout" svg:x1="6.655cm" svg:y1="8.04cm" svg:x2="10.27cm" svg:y2="8.04cm">
          <text:p/>
        </draw:line>
        <draw:line draw:style-name="gr2" draw:text-style-name="P3" draw:layer="layout" svg:x1="7.415cm" svg:y1="8.065cm" svg:x2="7.405cm" svg:y2="7.07cm">
          <text:p/>
        </draw:line>
        <draw:line draw:style-name="gr5" draw:text-style-name="P3" draw:layer="layout" svg:x1="7.78cm" svg:y1="9.625cm" svg:x2="7.755cm" svg:y2="7.085cm">
          <text:p/>
        </draw:line>
        <draw:line draw:style-name="gr5" draw:text-style-name="P3" draw:layer="layout" svg:x1="8.265cm" svg:y1="10.755cm" svg:x2="8.265cm" svg:y2="9.63cm">
          <text:p/>
        </draw:line>
        <draw:custom-shape draw:style-name="gr6" draw:text-style-name="P2" draw:layer="layout" svg:width="2.35cm" svg:height="2.085cm" svg:x="8.78cm" svg:y="7.8cm">
          <text:p text:style-name="P1"><text:span text:style-name="T1">5V Reg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1.11cm" svg:y1="8.705cm" svg:x2="13.78cm" svg:y2="8.705cm">
          <text:p/>
        </draw:line>
        <draw:line draw:style-name="gr2" draw:text-style-name="P3" draw:layer="layout" svg:x1="7.01cm" svg:y1="14.77cm" svg:x2="15.815cm" svg:y2="14.77cm">
          <text:p/>
        </draw:line>
        <draw:line draw:style-name="gr7" draw:text-style-name="P3" draw:layer="layout" svg:x1="13.79cm" svg:y1="15.33cm" svg:x2="13.79cm" svg:y2="5.44cm">
          <text:p/>
        </draw:line>
        <draw:line draw:style-name="gr7" draw:text-style-name="P3" draw:layer="layout" svg:x1="13.8cm" svg:y1="5.472cm" svg:x2="19.845cm" svg:y2="5.472cm">
          <text:p/>
        </draw:line>
        <draw:line draw:style-name="gr7" draw:text-style-name="P3" draw:layer="layout" svg:x1="13.81cm" svg:y1="10.007cm" svg:x2="15.285cm" svg:y2="10.007cm">
          <text:p/>
        </draw:line>
        <draw:line draw:style-name="gr7" draw:text-style-name="P3" draw:layer="layout" svg:x1="13.8cm" svg:y1="15.3cm" svg:x2="19.845cm" svg:y2="15.3cm">
          <text:p/>
        </draw:line>
        <draw:line draw:style-name="gr8" draw:text-style-name="P3" draw:layer="layout" svg:x1="15.87cm" svg:y1="9.645cm" svg:x2="15.87cm" svg:y2="8.345cm">
          <text:p/>
        </draw:line>
        <draw:line draw:style-name="gr8" draw:text-style-name="P3" draw:layer="layout" svg:x1="20.27cm" svg:y1="14.51cm" svg:x2="20.27cm" svg:y2="11.155cm">
          <text:p/>
        </draw:line>
        <draw:line draw:style-name="gr9" draw:text-style-name="P3" draw:layer="layout" svg:x1="16.505cm" svg:y1="9.65cm" svg:x2="16.505cm" svg:y2="7.44cm">
          <text:p/>
        </draw:line>
        <draw:line draw:style-name="gr5" draw:text-style-name="P3" draw:layer="layout" svg:x1="11.135cm" svg:y1="9.17cm" svg:x2="13.21cm" svg:y2="9.17cm">
          <text:p/>
        </draw:line>
        <draw:line draw:style-name="gr9" draw:text-style-name="P3" draw:layer="layout" svg:x1="18.775cm" svg:y1="9.65cm" svg:x2="18.775cm" svg:y2="6.215cm">
          <text:p/>
        </draw:line>
        <draw:line draw:style-name="gr9" draw:text-style-name="P3" draw:layer="layout" svg:x1="18.875cm" svg:y1="14.555cm" svg:x2="18.875cm" svg:y2="11.145cm">
          <text:p/>
        </draw:line>
        <draw:line draw:style-name="gr10" draw:text-style-name="P3" draw:layer="layout" svg:x1="22.15cm" svg:y1="10.295cm" svg:x2="22.85cm" svg:y2="10.295cm">
          <text:p/>
        </draw:line>
        <draw:line draw:style-name="gr10" draw:text-style-name="P3" draw:layer="layout" svg:x1="22.815cm" svg:y1="12.72cm" svg:x2="22.815cm" svg:y2="8.105cm">
          <text:p/>
        </draw:line>
        <draw:custom-shape draw:style-name="gr11" draw:text-style-name="P5" draw:layer="layout" svg:width="1.945cm" svg:height="1.52cm" svg:x="21.315cm" svg:y="6.8cm">
          <text:p text:style-name="P1"><text:span text:style-name="T1">3.3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945cm" svg:height="1.52cm" svg:x="21.315cm" svg:y="12.485cm">
          <text:p text:style-name="P1"><text:span text:style-name="T1">3.3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1.745cm" svg:y1="9.65cm" svg:x2="21.745cm" svg:y2="8.335cm">
          <text:p/>
        </draw:line>
        <draw:line draw:style-name="gr9" draw:text-style-name="P3" draw:layer="layout" svg:x1="21.745cm" svg:y1="12.48cm" svg:x2="21.745cm" svg:y2="11.16cm">
          <text:p/>
        </draw:line>
        <draw:custom-shape draw:style-name="gr12" draw:text-style-name="P6" draw:layer="layout" svg:width="1.945cm" svg:height="3.715cm" svg:x="24.01cm" svg:y="4.635cm">
          <text:p text:style-name="P1"><text:span text:style-name="T1">PCA</text:span></text:p>
          <text:p text:style-name="P1"><text:span text:style-name="T1">9685</text:span></text:p>
          <text:p text:style-name="P1"><text:span text:style-name="T1">PWM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3.24cm" svg:y1="7.69cm" svg:x2="23.975cm" svg:y2="7.69cm">
          <text:p/>
        </draw:line>
        <draw:custom-shape draw:style-name="gr12" draw:text-style-name="P6" draw:layer="layout" svg:width="1.945cm" svg:height="3.715cm" svg:x="24.01cm" svg:y="12.265cm">
          <text:p text:style-name="P1"><text:span text:style-name="T1">PCA</text:span></text:p>
          <text:p text:style-name="P1"><text:span text:style-name="T1">9685</text:span></text:p>
          <text:p text:style-name="P1"><text:span text:style-name="T1">PWM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3.295cm" svg:y1="12.985cm" svg:x2="23.995cm" svg:y2="12.985cm">
          <text:p/>
        </draw:line>
        <draw:line draw:style-name="gr7" draw:text-style-name="P3" draw:layer="layout" svg:x1="20.58cm" svg:y1="15.308cm" svg:x2="23.97cm" svg:y2="15.308cm">
          <text:p/>
        </draw:line>
        <draw:line draw:style-name="gr7" draw:text-style-name="P3" draw:layer="layout" svg:x1="20.58cm" svg:y1="5.35cm" svg:x2="23.97cm" svg:y2="5.35cm">
          <text:p/>
        </draw:line>
        <draw:frame draw:style-name="gr13" draw:text-style-name="P7" draw:layer="layout" svg:width="1.585cm" svg:height="0.81cm" svg:x="23.885cm" svg:y="7.305cm">
          <draw:text-box>
            <text:p><text:span text:style-name="T1">3.3V</text:span></text:p>
          </draw:text-box>
        </draw:frame>
        <draw:frame draw:style-name="gr13" draw:text-style-name="P7" draw:layer="layout" svg:width="1.585cm" svg:height="0.81cm" svg:x="23.905cm" svg:y="12.62cm">
          <draw:text-box>
            <text:p><text:span text:style-name="T1">3.3V</text:span></text:p>
          </draw:text-box>
        </draw:frame>
        <draw:frame draw:style-name="gr13" draw:text-style-name="P7" draw:layer="layout" svg:width="1.585cm" svg:height="0.81cm" svg:x="23.885cm" svg:y="14.932cm">
          <draw:text-box>
            <text:p><text:span text:style-name="T1">5V</text:span></text:p>
          </draw:text-box>
        </draw:frame>
        <draw:frame draw:style-name="gr13" draw:text-style-name="P7" draw:layer="layout" svg:width="1.585cm" svg:height="0.81cm" svg:x="23.885cm" svg:y="5.04cm">
          <draw:text-box>
            <text:p><text:span text:style-name="T1">5V</text:span></text:p>
          </draw:text-box>
        </draw:frame>
        <draw:frame draw:style-name="gr14" draw:text-style-name="P8" draw:layer="layout" svg:width="13.43cm" svg:height="1.515cm" svg:x="8.33cm" svg:y="1.92cm">
          <draw:text-box>
            <text:p><text:span text:style-name="T2">Power Control for Hexbot</text:span></text:p>
          </draw:text-box>
        </draw:frame>
        <draw:frame draw:style-name="gr15" draw:text-style-name="P9" draw:layer="layout" svg:width="11.645cm" svg:height="0.726cm" svg:x="14.92cm" svg:y="18.474cm">
          <draw:text-box>
            <text:p><text:span text:style-name="T1">Common ground and decoupling capacitors not shown</text:span></text:p>
          </draw:text-box>
        </draw:frame>
        <draw:frame draw:style-name="gr16" draw:text-style-name="P7" draw:layer="layout" svg:width="12.4cm" svg:height="3.569cm" svg:x="1.38cm" svg:y="17.41cm">
          <draw:text-box>
            <text:p><text:span text:style-name="T1">Example devices:</text:span></text:p>
            <text:p text:style-name="P10"><text:span text:style-name="T3">-new 5V Enable switch: STM </text:span><text:span text:style-name="T1">VN7050ASTR - SOIC-8</text:span></text:p>
            <text:p text:style-name="P10"><text:span text:style-name="T1"><text:s/></text:span><text:span text:style-name="T1">(to get high side switching. PCA9685 bridges grounds)</text:span></text:p>
            <text:p text:style-name="P10"><text:span text:style-name="T3">-25.0V voltage measure enable: VN7050ASTR due to voltage</text:span></text:p>
            <text:p text:style-name="P10"><text:span text:style-name="T3">-3.3V Enable Switch: STMPS2141MTR SOIC-8</text:span></text:p>
            <text:p text:style-name="P10"><text:span text:style-name="T3">- SOIC-8 adapters – Digikey. Others: Mouser</text:span></text:p>
          </draw:text-box>
        </draw:frame>
        <draw:line draw:style-name="gr17" draw:text-style-name="P3" draw:layer="layout" svg:x1="0.73cm" svg:y1="2.665cm" svg:x2="0.73cm" svg:y2="18.89cm">
          <text:p/>
        </draw:line>
        <draw:line draw:style-name="gr8" draw:text-style-name="P3" draw:layer="layout" svg:x1="20.27cm" svg:y1="9.635cm" svg:x2="20.27cm" svg:y2="6.225cm">
          <text:p/>
        </draw:line>
        <draw:custom-shape draw:style-name="gr18" draw:text-style-name="P11" draw:layer="layout" svg:width="2.12cm" svg:height="2.12cm" svg:x="6.555cm" svg:y="5.02cm">
          <text:p text:style-name="P1"><text:span text:style-name="T1">20VPWR</text:span></text:p>
          <text:p text:style-name="P1"><text:span text:style-name="T1">L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3.235cm" svg:y1="13.275cm" svg:x2="13.235cm" svg:y2="6.26cm">
          <text:p/>
        </draw:line>
        <draw:line draw:style-name="gr5" draw:text-style-name="P3" draw:layer="layout" svg:x1="13.21cm" svg:y1="9.395cm" svg:x2="15.135cm" svg:y2="9.395cm">
          <text:p/>
        </draw:line>
        <draw:line draw:style-name="gr9" draw:text-style-name="P3" draw:layer="layout" svg:x1="16.52cm" svg:y1="13.545cm" svg:x2="16.52cm" svg:y2="11.165cm">
          <text:p/>
        </draw:line>
        <draw:line draw:style-name="gr7" draw:text-style-name="P3" draw:layer="layout" svg:x1="11.55cm" svg:y1="8.72cm" svg:x2="11.55cm" svg:y2="7.125cm">
          <text:p/>
        </draw:line>
        <draw:line draw:style-name="gr5" draw:text-style-name="P3" draw:layer="layout" svg:x1="11.959cm" svg:y1="9.15cm" svg:x2="11.94cm" svg:y2="7.065cm">
          <text:p/>
        </draw:line>
        <draw:custom-shape draw:style-name="gr18" draw:text-style-name="P11" draw:layer="layout" svg:width="2.12cm" svg:height="2.12cm" svg:x="10.64cm" svg:y="5.02cm">
          <text:p text:style-name="P1"><text:span text:style-name="T1">5V PWR</text:span></text:p>
          <text:p text:style-name="P1"><text:span text:style-name="T1">L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2.12cm" svg:height="2.12cm" svg:x="23.815cm" svg:y="9.015cm">
          <text:p text:style-name="P1"><text:span text:style-name="T1">3.3V PWR</text:span></text:p>
          <text:p text:style-name="P1"><text:span text:style-name="T1">L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2.82cm" svg:y1="10.045cm" svg:x2="23.82cm" svg:y2="10.045cm">
          <text:p/>
        </draw:line>
        <draw:line draw:style-name="gr5" draw:text-style-name="P3" draw:layer="layout" svg:x1="23.305cm" svg:y1="10.48cm" svg:x2="23.94cm" svg:y2="10.48cm">
          <text:p/>
        </draw:line>
        <draw:line draw:style-name="gr2" draw:text-style-name="P3" draw:layer="layout" svg:x1="1.743cm" svg:y1="12.29cm" svg:x2="2.738cm" svg:y2="12.29cm">
          <text:p/>
        </draw:line>
        <draw:frame draw:style-name="gr20" draw:text-style-name="P7" draw:layer="layout" svg:width="3.515cm" svg:height="3.095cm" svg:x="2.54cm" svg:y="11.939cm">
          <draw:text-box>
            <text:p><text:span text:style-name="T1">20V</text:span></text:p>
            <text:p><text:span text:style-name="T1">5V</text:span></text:p>
            <text:p><text:span text:style-name="T1">3.3</text:span></text:p>
            <text:p><text:span text:style-name="T1">Ground</text:span></text:p>
            <text:p><text:span text:style-name="T1">Digital GPIO</text:span></text:p>
            <text:p><text:span text:style-name="T1">Analog GPIO</text:span></text:p>
          </draw:text-box>
        </draw:frame>
        <draw:line draw:style-name="gr7" draw:text-style-name="P3" draw:layer="layout" svg:x1="1.73cm" svg:y1="12.763cm" svg:x2="2.719cm" svg:y2="12.763cm">
          <text:p/>
        </draw:line>
        <draw:line draw:style-name="gr10" draw:text-style-name="P3" draw:layer="layout" svg:x1="1.715cm" svg:y1="13.231cm" svg:x2="2.7cm" svg:y2="13.231cm">
          <text:p/>
        </draw:line>
        <draw:line draw:style-name="gr5" draw:text-style-name="P3" draw:layer="layout" svg:x1="1.72cm" svg:y1="13.73cm" svg:x2="2.716cm" svg:y2="13.73cm">
          <text:p/>
        </draw:line>
        <draw:line draw:style-name="gr9" draw:text-style-name="P3" draw:layer="layout" svg:x1="1.72cm" svg:y1="14.175cm" svg:x2="2.705cm" svg:y2="14.175cm">
          <text:p/>
        </draw:line>
        <draw:line draw:style-name="gr8" draw:text-style-name="P3" draw:layer="layout" svg:x1="1.73cm" svg:y1="14.66cm" svg:x2="2.705cm" svg:y2="14.66cm">
          <text:p/>
        </draw:line>
        <draw:frame draw:style-name="gr15" draw:text-style-name="P12" draw:layer="layout" svg:width="3.88cm" svg:height="0.726cm" draw:transform="rotate (1.5707963267949) translate (19.545cm 9.455cm)">
          <draw:text-box>
            <text:p><text:span text:style-name="T4">Current Sense</text:span></text:p>
          </draw:text-box>
        </draw:frame>
        <draw:custom-shape draw:style-name="gr21" draw:text-style-name="P13" draw:layer="layout" svg:width="2.225cm" svg:height="1.52cm" svg:x="18.465cm" svg:y="4.702cm">
          <text:p text:style-name="P1"><text:span text:style-name="T1">5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225cm" svg:height="1.52cm" svg:x="18.465cm" svg:y="14.505cm">
          <text:p text:style-name="P1"><text:span text:style-name="T1">5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3.88cm" svg:height="0.726cm" draw:transform="rotate (1.5707963267949) translate (19.545cm 14.3cm)">
          <draw:text-box>
            <text:p><text:span text:style-name="T4">Current Sense</text:span></text:p>
          </draw:text-box>
        </draw:frame>
        <draw:frame draw:style-name="gr15" draw:text-style-name="P9" draw:layer="layout" svg:width="1.715cm" svg:height="0.726cm" svg:x="19.405cm" svg:y="4.055cm">
          <draw:text-box>
            <text:p><text:span text:style-name="T1">7050</text:span></text:p>
          </draw:text-box>
        </draw:frame>
        <draw:g>
          <draw:line draw:style-name="gr22" draw:text-style-name="P3" draw:layer="layout" svg:x1="15.026cm" svg:y1="7.686cm" svg:x2="15.186cm" svg:y2="7.768cm">
            <text:p/>
          </draw:line>
          <draw:line draw:style-name="gr22" draw:text-style-name="P3" draw:layer="layout" svg:x1="15.186cm" svg:y1="7.758cm" svg:x2="15.026cm" svg:y2="7.84cm">
            <text:p/>
          </draw:line>
          <draw:line draw:style-name="gr22" draw:text-style-name="P3" draw:layer="layout" svg:x1="15.026cm" svg:y1="7.834cm" svg:x2="15.186cm" svg:y2="7.916cm">
            <text:p/>
          </draw:line>
          <draw:line draw:style-name="gr22" draw:text-style-name="P3" draw:layer="layout" svg:x1="15.186cm" svg:y1="7.91cm" svg:x2="15.026cm" svg:y2="7.992cm">
            <text:p/>
          </draw:line>
          <draw:line draw:style-name="gr22" draw:text-style-name="P3" draw:layer="layout" svg:x1="15.026cm" svg:y1="7.982cm" svg:x2="15.186cm" svg:y2="8.064cm">
            <text:p/>
          </draw:line>
          <draw:line draw:style-name="gr22" draw:text-style-name="P3" draw:layer="layout" svg:x1="15.186cm" svg:y1="8.055cm" svg:x2="15.086cm" svg:y2="8.105cm">
            <text:p/>
          </draw:line>
          <draw:line draw:style-name="gr22" draw:text-style-name="P3" draw:layer="layout" svg:x1="15.126cm" svg:y1="7.645cm" svg:x2="15.026cm" svg:y2="7.695cm">
            <text:p/>
          </draw:line>
        </draw:g>
        <draw:line draw:style-name="gr5" draw:text-style-name="P3" draw:layer="layout" svg:x1="15.115cm" svg:y1="7.65cm" svg:x2="15.115cm" svg:y2="7.385cm">
          <text:p/>
        </draw:line>
        <draw:line draw:style-name="gr5" draw:text-style-name="P3" draw:layer="layout" svg:x1="15.115cm" svg:y1="8.55cm" svg:x2="15.115cm" svg:y2="8.08cm">
          <text:p/>
        </draw:line>
        <draw:g>
          <draw:line draw:style-name="gr22" draw:text-style-name="P3" draw:layer="layout" svg:x1="15.026cm" svg:y1="8.566cm" svg:x2="15.186cm" svg:y2="8.648cm">
            <text:p/>
          </draw:line>
          <draw:line draw:style-name="gr22" draw:text-style-name="P3" draw:layer="layout" svg:x1="15.186cm" svg:y1="8.638cm" svg:x2="15.026cm" svg:y2="8.72cm">
            <text:p/>
          </draw:line>
          <draw:line draw:style-name="gr22" draw:text-style-name="P3" draw:layer="layout" svg:x1="15.026cm" svg:y1="8.714cm" svg:x2="15.186cm" svg:y2="8.796cm">
            <text:p/>
          </draw:line>
          <draw:line draw:style-name="gr22" draw:text-style-name="P3" draw:layer="layout" svg:x1="15.186cm" svg:y1="8.79cm" svg:x2="15.026cm" svg:y2="8.872cm">
            <text:p/>
          </draw:line>
          <draw:line draw:style-name="gr22" draw:text-style-name="P3" draw:layer="layout" svg:x1="15.026cm" svg:y1="8.862cm" svg:x2="15.186cm" svg:y2="8.944cm">
            <text:p/>
          </draw:line>
          <draw:line draw:style-name="gr22" draw:text-style-name="P3" draw:layer="layout" svg:x1="15.186cm" svg:y1="8.935cm" svg:x2="15.086cm" svg:y2="8.985cm">
            <text:p/>
          </draw:line>
          <draw:line draw:style-name="gr22" draw:text-style-name="P3" draw:layer="layout" svg:x1="15.126cm" svg:y1="8.525cm" svg:x2="15.026cm" svg:y2="8.575cm">
            <text:p/>
          </draw:line>
        </draw:g>
        <draw:line draw:style-name="gr5" draw:text-style-name="P3" draw:layer="layout" svg:x1="15.115cm" svg:y1="9.385cm" svg:x2="15.115cm" svg:y2="8.97cm">
          <text:p/>
        </draw:line>
        <draw:custom-shape draw:style-name="gr23" draw:text-style-name="P14" draw:layer="layout" svg:width="0.145cm" svg:height="0.145cm" svg:x="15.045cm" svg:y="8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5.175cm" svg:y1="8.304cm" svg:x2="15.905cm" svg:y2="8.304cm">
          <text:p/>
        </draw:line>
        <draw:frame draw:style-name="gr24" draw:text-style-name="P12" draw:layer="layout" svg:width="3.88cm" svg:height="1.199cm" svg:x="13.805cm" svg:y="4.27cm">
          <draw:text-box>
            <text:p><text:span text:style-name="T4">5V voltage</text:span></text:p>
            <text:p><text:span text:style-name="T4">measurement</text:span></text:p>
          </draw:text-box>
        </draw:frame>
        <draw:custom-shape draw:style-name="gr25" draw:text-style-name="P13" draw:layer="layout" svg:width="2.18cm" svg:height="0.87cm" svg:x="1.655cm" svg:y="15.14cm">
          <text:p text:style-name="P1"><text:span text:style-name="T1">Function</text:span>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3.88cm" svg:height="0.726cm" svg:x="3.82cm" svg:y="15.2cm">
          <draw:text-box>
            <text:p><text:span text:style-name="T1">VN7050ASTR</text:span></text:p>
          </draw:text-box>
        </draw:frame>
        <draw:custom-shape draw:style-name="gr26" draw:text-style-name="P5" draw:layer="layout" svg:width="3.61cm" svg:height="0.995cm" svg:x="14.2cm" svg:y="6.455cm">
          <text:p text:style-name="P1"><text:span text:style-name="T1">5V Voltage</text:span></text:p>
          <text:p text:style-name="P1"><text:span text:style-name="T1">Measure Enable</text:span></text:p>
          <draw:enhanced-geometry svg:viewBox="0 0 21600 21600" draw:type="rectangle" draw:enhanced-path="M 0 0 L 21600 0 21600 21600 0 21600 0 0 Z N"/>
        </draw:custom-shape>
        <draw:g>
          <draw:g>
            <draw:line draw:style-name="gr22" draw:text-style-name="P3" draw:layer="layout" svg:x1="15.051cm" svg:y1="11.871cm" svg:x2="15.211cm" svg:y2="11.953cm">
              <text:p/>
            </draw:line>
            <draw:line draw:style-name="gr22" draw:text-style-name="P3" draw:layer="layout" svg:x1="15.211cm" svg:y1="11.943cm" svg:x2="15.051cm" svg:y2="12.025cm">
              <text:p/>
            </draw:line>
            <draw:line draw:style-name="gr22" draw:text-style-name="P3" draw:layer="layout" svg:x1="15.051cm" svg:y1="12.019cm" svg:x2="15.211cm" svg:y2="12.101cm">
              <text:p/>
            </draw:line>
            <draw:line draw:style-name="gr22" draw:text-style-name="P3" draw:layer="layout" svg:x1="15.211cm" svg:y1="12.095cm" svg:x2="15.051cm" svg:y2="12.177cm">
              <text:p/>
            </draw:line>
            <draw:line draw:style-name="gr22" draw:text-style-name="P3" draw:layer="layout" svg:x1="15.051cm" svg:y1="12.167cm" svg:x2="15.211cm" svg:y2="12.249cm">
              <text:p/>
            </draw:line>
            <draw:line draw:style-name="gr22" draw:text-style-name="P3" draw:layer="layout" svg:x1="15.211cm" svg:y1="12.24cm" svg:x2="15.111cm" svg:y2="12.29cm">
              <text:p/>
            </draw:line>
            <draw:line draw:style-name="gr22" draw:text-style-name="P3" draw:layer="layout" svg:x1="15.151cm" svg:y1="11.83cm" svg:x2="15.051cm" svg:y2="11.88cm">
              <text:p/>
            </draw:line>
          </draw:g>
          <draw:line draw:style-name="gr5" draw:text-style-name="P3" draw:layer="layout" svg:x1="15.14cm" svg:y1="11.835cm" svg:x2="15.14cm" svg:y2="11.57cm">
            <text:p/>
          </draw:line>
          <draw:line draw:style-name="gr5" draw:text-style-name="P3" draw:layer="layout" svg:x1="15.14cm" svg:y1="12.735cm" svg:x2="15.14cm" svg:y2="12.265cm">
            <text:p/>
          </draw:line>
          <draw:g>
            <draw:line draw:style-name="gr22" draw:text-style-name="P3" draw:layer="layout" svg:x1="15.051cm" svg:y1="12.751cm" svg:x2="15.211cm" svg:y2="12.833cm">
              <text:p/>
            </draw:line>
            <draw:line draw:style-name="gr22" draw:text-style-name="P3" draw:layer="layout" svg:x1="15.211cm" svg:y1="12.823cm" svg:x2="15.051cm" svg:y2="12.905cm">
              <text:p/>
            </draw:line>
            <draw:line draw:style-name="gr22" draw:text-style-name="P3" draw:layer="layout" svg:x1="15.051cm" svg:y1="12.899cm" svg:x2="15.211cm" svg:y2="12.981cm">
              <text:p/>
            </draw:line>
            <draw:line draw:style-name="gr22" draw:text-style-name="P3" draw:layer="layout" svg:x1="15.211cm" svg:y1="12.975cm" svg:x2="15.051cm" svg:y2="13.057cm">
              <text:p/>
            </draw:line>
            <draw:line draw:style-name="gr22" draw:text-style-name="P3" draw:layer="layout" svg:x1="15.051cm" svg:y1="13.047cm" svg:x2="15.211cm" svg:y2="13.129cm">
              <text:p/>
            </draw:line>
            <draw:line draw:style-name="gr22" draw:text-style-name="P3" draw:layer="layout" svg:x1="15.211cm" svg:y1="13.12cm" svg:x2="15.111cm" svg:y2="13.17cm">
              <text:p/>
            </draw:line>
            <draw:line draw:style-name="gr22" draw:text-style-name="P3" draw:layer="layout" svg:x1="15.151cm" svg:y1="12.71cm" svg:x2="15.051cm" svg:y2="12.76cm">
              <text:p/>
            </draw:line>
          </draw:g>
          <draw:line draw:style-name="gr5" draw:text-style-name="P3" draw:layer="layout" svg:x1="15.14cm" svg:y1="13.57cm" svg:x2="15.14cm" svg:y2="13.155cm">
            <text:p/>
          </draw:line>
          <draw:custom-shape draw:style-name="gr23" draw:text-style-name="P14" draw:layer="layout" svg:width="0.145cm" svg:height="0.145cm" svg:x="15.07cm" svg:y="12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7" draw:text-style-name="P15" draw:layer="layout" svg:x1="13.22cm" svg:y1="11.608cm" svg:x2="15.145cm" svg:y2="11.608cm">
          <text:p/>
        </draw:line>
        <draw:line draw:style-name="gr8" draw:text-style-name="P3" draw:layer="layout" svg:x1="15.87cm" svg:y1="12.515cm" svg:x2="15.87cm" svg:y2="11.115cm">
          <text:p/>
        </draw:line>
        <draw:line draw:style-name="gr8" draw:text-style-name="P3" draw:layer="layout" svg:x1="15.175cm" svg:y1="12.494cm" svg:x2="15.895cm" svg:y2="12.494cm">
          <text:p/>
        </draw:line>
        <draw:line draw:style-name="gr5" draw:text-style-name="P3" draw:layer="layout" svg:x1="8.24cm" svg:y1="10.735cm" svg:x2="13.215cm" svg:y2="10.735cm">
          <text:p/>
        </draw:line>
        <draw:custom-shape draw:style-name="gr28" draw:text-style-name="P5" draw:layer="layout" svg:width="2.18cm" svg:height="0.87cm" svg:x="1.655cm" svg:y="16.08cm">
          <text:p text:style-name="P1"><text:span text:style-name="T1">Function</text:span>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3.88cm" svg:height="0.726cm" svg:x="3.82cm" svg:y="16.119cm">
          <draw:text-box>
            <text:p><text:span text:style-name="T1">STMPS2141MTR</text:span></text:p>
          </draw:text-box>
        </draw:frame>
        <draw:line draw:style-name="gr7" draw:text-style-name="P3" draw:layer="layout" svg:x1="15.635cm" svg:y1="6.44cm" svg:x2="15.635cm" svg:y2="5.485cm">
          <text:p/>
        </draw:line>
        <draw:custom-shape draw:style-name="gr29" draw:text-style-name="P13" draw:layer="layout" svg:width="3.61cm" svg:height="0.995cm" svg:x="14.2cm" svg:y="13.35cm">
          <text:p text:style-name="P1"><text:span text:style-name="T1">25V Voltage</text:span></text:p>
          <text:p text:style-name="P1"><text:span text:style-name="T1">Measure En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85cm" svg:y1="14.775cm" svg:x2="15.785cm" svg:y2="14.345cm">
          <text:p/>
        </draw:line>
        <draw:custom-shape draw:style-name="gr30" draw:text-style-name="P6" draw:layer="layout" svg:width="6.89cm" svg:height="1.52cm" svg:x="15.265cm" svg:y="9.64cm">
          <text:p text:style-name="P1"><text:span text:style-name="T1">Huzzah</text:span></text:p>
          <text:p text:style-name="P1"><text:span text:style-name="T1">ESP32</text:span>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715cm" svg:height="0.726cm" svg:x="22.085cm" svg:y="6.1cm">
          <draw:text-box>
            <text:p><text:span text:style-name="T1">2141</text:span></text:p>
          </draw:text-box>
        </draw:frame>
        <draw:frame draw:style-name="gr15" draw:text-style-name="P9" draw:layer="layout" svg:width="1.715cm" svg:height="0.726cm" svg:x="22.085cm" svg:y="13.909cm">
          <draw:text-box>
            <text:p><text:span text:style-name="T1">2141</text:span></text:p>
          </draw:text-box>
        </draw:frame>
        <draw:frame draw:style-name="gr15" draw:text-style-name="P9" draw:layer="layout" svg:width="1.715cm" svg:height="0.726cm" svg:x="16.605cm" svg:y="5.795cm">
          <draw:text-box>
            <text:p><text:span text:style-name="T1">2141</text:span></text:p>
          </draw:text-box>
        </draw:frame>
        <draw:frame draw:style-name="gr15" draw:text-style-name="P9" draw:layer="layout" svg:width="1.715cm" svg:height="0.726cm" svg:x="19.405cm" svg:y="15.909cm">
          <draw:text-box>
            <text:p><text:span text:style-name="T1">7050</text:span></text:p>
          </draw:text-box>
        </draw:frame>
        <draw:frame draw:style-name="gr15" draw:text-style-name="P9" draw:layer="layout" svg:width="1.715cm" svg:height="0.726cm" svg:x="16.425cm" svg:y="14.265cm">
          <draw:text-box>
            <text:p><text:span text:style-name="T1">705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2" draw:display-name="Arrowheads 2" svg:viewBox="0 0 1131 754" svg:d="M566 0l-566 754 114-85 136-68 148-46 161-17 161 13 153 46 140 68 118 89z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3T22:16:20.813000000</meta:creation-date>
    <dc:date>2022-06-16T19:42:51.067000000</dc:date>
    <meta:editing-duration>PT5H8M25S</meta:editing-duration>
    <meta:editing-cycles>10</meta:editing-cycles>
    <meta:generator>LibreOffice/7.2.7.2$Windows_X86_64 LibreOffice_project/8d71d29d553c0f7dcbfa38fbfda25ee34cce99a2</meta:generator>
    <meta:document-statistic meta:object-count="126"/>
  </office:meta>
</office:document-meta>
</file>